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2.117cm"/>
    </style:style>
    <style:style style:name="co2" style:family="table-column">
      <style:table-column-properties fo:break-before="auto" style:column-width="12.938cm"/>
    </style:style>
    <style:style style:name="co3" style:family="table-column">
      <style:table-column-properties fo:break-before="auto" style:column-width="6.482cm"/>
    </style:style>
    <style:style style:name="co5" style:family="table-column">
      <style:table-column-properties fo:break-before="auto" style:column-width="5.715cm"/>
    </style:style>
    <style:style style:name="ro1" style:family="table-row">
      <style:table-row-properties style:row-height="0.508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0.06pt solid #000000" fo:border-left="0.06pt solid #000000" fo:border-right="none" fo:border-top="0.06pt solid #000000"/>
    </style:style>
    <style:style style:name="ce4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/>
    </style:style>
    <style:style style:name="ce5" style:family="table-cell" style:parent-style-name="Default" style:data-style-name="N0">
      <style:table-cell-properties fo:background-color="transparent" fo:border="0.06pt solid #000000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fo:border="0.06pt solid #000000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2" table:default-cell-style-name="ce6"/>
        <table:table-column table:style-name="co3" table:default-cell-style-name="ce6"/>
        <table:table-column table:style-name="co5" table:number-columns-repeated="2" table:default-cell-style-name="ce6"/>
        <table:table-column table:style-name="co4" table:number-columns-repeated="1020" table:default-cell-style-name="ce6"/>
        <table:table-row table:style-name="ro2">
          <table:table-cell table:style-name="ce2" office:value-type="string" calcext:value-type="string">
            <text:p>GCOS-ECV</text:p>
          </table:table-cell>
          <table:table-cell table:style-name="ce2" office:value-type="string" calcext:value-type="string">
            <text:p>GCOS has &lt;relationship&gt; CCI</text:p>
          </table:table-cell>
          <table:table-cell table:style-name="ce2" office:value-type="string" calcext:value-type="string">
            <text:p>CCI has &lt;relationship&gt; GCOS</text:p>
          </table:table-cell>
          <table:table-cell table:style-name="ce2" office:value-type="string" calcext:value-type="string">
            <text:p>ESA-CCI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tmosphericUpperairWaterVapour</text:p>
          </table:table-cell>
          <table:table-cell table:style-name="ce7" office:value-type="string" calcext:value-type="string">
            <text:p>broadMatch</text:p>
          </table:table-cell>
          <table:table-cell table:style-name="ce7" office:value-type="string" calcext:value-type="string">
            <text:p>narrowMatch</text:p>
          </table:table-cell>
          <table:table-cell table:style-name="ce7" office:value-type="string" calcext:value-type="string">
            <text:p>greenhouseGases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tmosphericUpperairCloudProperties</text:p>
          </table:table-cell>
          <table:table-cell table:style-name="ce7" office:value-type="string" calcext:value-type="string">
            <text:p>broadMatch</text:p>
          </table:table-cell>
          <table:table-cell table:style-name="ce7" office:value-type="string" calcext:value-type="string">
            <text:p>narrowMatch</text:p>
          </table:table-cell>
          <table:table-cell table:style-name="ce7" office:value-type="string" calcext:value-type="string">
            <text:p>cloud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tmosphericUpperairEarthRadiationBudget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table:style-name="ce3" office:value-type="string" calcext:value-type="string">
            <text:p>atmosphericCompositionCarbonDioxide</text:p>
          </table:table-cell>
          <table:table-cell table:style-name="ce7" office:value-type="string" calcext:value-type="string">
            <text:p>broadMatch</text:p>
          </table:table-cell>
          <table:table-cell table:style-name="ce7" office:value-type="string" calcext:value-type="string">
            <text:p>narrowMatch</text:p>
          </table:table-cell>
          <table:table-cell table:style-name="ce7" office:value-type="string" calcext:value-type="string">
            <text:p>greenhouseGases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tmosphericCompositionMethane</text:p>
          </table:table-cell>
          <table:table-cell table:style-name="ce7" office:value-type="string" calcext:value-type="string">
            <text:p>broadMatch</text:p>
          </table:table-cell>
          <table:table-cell table:style-name="ce7" office:value-type="string" calcext:value-type="string">
            <text:p>narrowMatch</text:p>
          </table:table-cell>
          <table:table-cell table:style-name="ce7" office:value-type="string" calcext:value-type="string">
            <text:p>greenhouseGases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tmosphericCompositionOtherLonglivedGreenhouseGases</text:p>
          </table:table-cell>
          <table:table-cell table:style-name="ce7" office:value-type="string" calcext:value-type="string">
            <text:p>broadMatch</text:p>
          </table:table-cell>
          <table:table-cell table:style-name="ce7" office:value-type="string" calcext:value-type="string">
            <text:p>narrowMatch</text:p>
          </table:table-cell>
          <table:table-cell table:style-name="ce7" office:value-type="string" calcext:value-type="string">
            <text:p>greenhouseGases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atmosphericCompositionOzoneAndAerosol</text:p>
          </table:table-cell>
          <table:table-cell table:style-name="ce7" office:value-type="string" calcext:value-type="string">
            <text:p>broadMatch</text:p>
          </table:table-cell>
          <table:table-cell table:style-name="ce7" office:value-type="string" calcext:value-type="string">
            <text:p>narrowMatch</text:p>
          </table:table-cell>
          <table:table-cell table:style-name="ce7" office:value-type="string" calcext:value-type="string">
            <text:p>ozone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atmosphericCompositionOzoneAndAerosol</text:p>
          </table:table-cell>
          <table:table-cell table:style-name="ce7" office:value-type="string" calcext:value-type="string">
            <text:p>broadMatch</text:p>
          </table:table-cell>
          <table:table-cell table:style-name="ce7" office:value-type="string" calcext:value-type="string">
            <text:p>narrowMatch</text:p>
          </table:table-cell>
          <table:table-cell table:style-name="ce7" office:value-type="string" calcext:value-type="string">
            <text:p>aerosol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oceanicSurfaceSeaSurfaceTemperature</text:p>
          </table:table-cell>
          <table:table-cell table:number-columns-repeated="2" table:style-name="ce7" office:value-type="string" calcext:value-type="string">
            <text:p>closeMatch</text:p>
          </table:table-cell>
          <table:table-cell table:style-name="ce7" office:value-type="string" calcext:value-type="string">
            <text:p>seaSurfaceTemperature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oceanicSurfaceSeaSurfaceSalinity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table:style-name="ce4" office:value-type="string" calcext:value-type="string">
            <text:p>oceanicSurfaceSeaLevel</text:p>
          </table:table-cell>
          <table:table-cell table:number-columns-repeated="2" table:style-name="ce7" office:value-type="string" calcext:value-type="string">
            <text:p>closeMatch</text:p>
          </table:table-cell>
          <table:table-cell table:style-name="ce7" office:value-type="string" calcext:value-type="string">
            <text:p>seaLevel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oceanicSurfaceSeaState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table:style-name="ce4" office:value-type="string" calcext:value-type="string">
            <text:p>oceanicSurfaceSeaIce</text:p>
          </table:table-cell>
          <table:table-cell table:number-columns-repeated="2" table:style-name="ce7" office:value-type="string" calcext:value-type="string">
            <text:p>closeMatch</text:p>
          </table:table-cell>
          <table:table-cell table:style-name="ce7" office:value-type="string" calcext:value-type="string">
            <text:p>seaIce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oceanicSurfaceCurrent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table:style-name="ce4" office:value-type="string" calcext:value-type="string">
            <text:p>oceanicSurfaceOceanColour</text:p>
          </table:table-cell>
          <table:table-cell table:number-columns-repeated="2" table:style-name="ce7" office:value-type="string" calcext:value-type="string">
            <text:p>closeMatch</text:p>
          </table:table-cell>
          <table:table-cell table:style-name="ce7" office:value-type="string" calcext:value-type="string">
            <text:p>oceanColour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oceanicSurfaceCarbonDioxidePartialPressure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table:style-name="ce4" office:value-type="string" calcext:value-type="string">
            <text:p>oceanicSurfaceOceanAcidity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table:style-name="ce4" office:value-type="string" calcext:value-type="string">
            <text:p>oceanicSubsurfaceTemperature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table:style-name="ce4" office:value-type="string" calcext:value-type="string">
            <text:p>oceanicSubsurfaceSalinity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table:style-name="ce4" office:value-type="string" calcext:value-type="string">
            <text:p>oceanicSubsurfaceCurrent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table:style-name="ce4" office:value-type="string" calcext:value-type="string">
            <text:p>oceanicSubsurfaceNutrients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table:style-name="ce4" office:value-type="string" calcext:value-type="string">
            <text:p>oceanicSubsurfaceCarbonDioxidePartialPressure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table:style-name="ce4" office:value-type="string" calcext:value-type="string">
            <text:p>oceanicSubsurfaceOceanAcidity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table:style-name="ce4" office:value-type="string" calcext:value-type="string">
            <text:p>oceanicSubsurfaceOxygen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table:style-name="ce4" office:value-type="string" calcext:value-type="string">
            <text:p>oceanicSubsurfaceTracers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table:style-name="ce3" office:value-type="string" calcext:value-type="string">
            <text:p>terrestrialRiverDischarge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table:style-name="ce3" office:value-type="string" calcext:value-type="string">
            <text:p>terrestrialWaterUse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table:style-name="ce3" office:value-type="string" calcext:value-type="string">
            <text:p>terrestrialGroundwater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table:style-name="ce3" office:value-type="string" calcext:value-type="string">
            <text:p>terrestrialLakes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table:style-name="ce3" office:value-type="string" calcext:value-type="string">
            <text:p>terrestrialSnowCover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table:style-name="ce3" office:value-type="string" calcext:value-type="string">
            <text:p>terrestrialGlaciersAndIceCaps</text:p>
          </table:table-cell>
          <table:table-cell table:style-name="ce7" office:value-type="string" calcext:value-type="string">
            <text:p>narrowMatch</text:p>
          </table:table-cell>
          <table:table-cell table:style-name="ce7" office:value-type="string" calcext:value-type="string">
            <text:p>broadMatch</text:p>
          </table:table-cell>
          <table:table-cell table:style-name="ce7" office:value-type="string" calcext:value-type="string">
            <text:p>glaciers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errestrialIceSheets</text:p>
          </table:table-cell>
          <table:table-cell table:number-columns-repeated="2" table:style-name="ce7" office:value-type="string" calcext:value-type="string">
            <text:p>closeMatch</text:p>
          </table:table-cell>
          <table:table-cell table:style-name="ce7" office:value-type="string" calcext:value-type="string">
            <text:p>iceSheets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errestrialPermafrost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table:style-name="ce3" office:value-type="string" calcext:value-type="string">
            <text:p>terrestrialAlbedo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table:style-name="ce3" office:value-type="string" calcext:value-type="string">
            <text:p>terrestrialLandCover</text:p>
          </table:table-cell>
          <table:table-cell table:number-columns-repeated="2" table:style-name="ce7" office:value-type="string" calcext:value-type="string">
            <text:p>closeMatch</text:p>
          </table:table-cell>
          <table:table-cell table:style-name="ce7" office:value-type="string" calcext:value-type="string">
            <text:p>landCov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errestrialFractionOfAbsorbedPhotosyntheticallyActiveRadiation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table:style-name="ce3" office:value-type="string" calcext:value-type="string">
            <text:p>terrestrialLeafAreaIndex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table:style-name="ce3" office:value-type="string" calcext:value-type="string">
            <text:p>terrestrialAboveGroundBiomass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table:style-name="ce3" office:value-type="string" calcext:value-type="string">
            <text:p>terrestrialSoilCarbon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table:style-name="ce3" office:value-type="string" calcext:value-type="string">
            <text:p>terrestrialFireDisturbance</text:p>
          </table:table-cell>
          <table:table-cell table:number-columns-repeated="2" table:style-name="ce7" office:value-type="string" calcext:value-type="string">
            <text:p>closeMatch</text:p>
          </table:table-cell>
          <table:table-cell table:style-name="ce7" office:value-type="string" calcext:value-type="string">
            <text:p>fire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errestrialSoilMoisture</text:p>
          </table:table-cell>
          <table:table-cell table:number-columns-repeated="2" table:style-name="ce7" office:value-type="string" calcext:value-type="string">
            <text:p>closeMatch</text:p>
          </table:table-cell>
          <table:table-cell table:style-name="ce7" office:value-type="string" calcext:value-type="string">
            <text:p>soilMoisture</text:p>
          </table:table-cell>
          <table:table-cell table:number-columns-repeated="1020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4" table:number-columns-repeated="1024" table:default-cell-style-name="ce6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4" table:number-columns-repeated="1024" table:default-cell-style-name="ce6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Authorised User</meta:initial-creator>
    <meta:creation-date>2015-11-03T09:13:40Z</meta:creation-date>
    <dc:date>2015-11-16T16:29:26.891341735</dc:date>
    <meta:editing-duration>PT2M42S</meta:editing-duration>
    <meta:editing-cycles>1</meta:editing-cycles>
    <meta:document-statistic meta:table-count="3" meta:cell-count="93" meta:object-count="0"/>
  </office:meta>
</office:document-meta>
</file>